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otted" svg:stroke-color="#000000" draw:fill="none" draw:textarea-horizontal-align="justify" draw:textarea-vertical-align="middle" draw:auto-grow-height="false" fo:min-height="27.45cm" fo:min-width="39.5cm"/>
    </style:style>
    <style:style style:name="gr2" style:family="graphic" style:parent-style-name="standard">
      <style:graphic-properties draw:stroke="none" draw:fill="none" draw:textarea-vertical-align="middle" fo:min-height="4.74cm" fo:padding-top="0cm" fo:padding-bottom="0cm" fo:padding-left="0cm" fo:padding-right="0cm"/>
    </style:style>
    <style:style style:name="gr3" style:family="graphic" style:parent-style-name="standard">
      <style:graphic-properties draw:stroke="solid" svg:stroke-width="0.25cm" svg:stroke-color="#000000" draw:marker-start-width="0.498cm" draw:marker-end-width="0.498cm" svg:stroke-opacity="100%" draw:stroke-linejoin="miter" draw:fill="none" fo:padding-top="0.249cm" fo:padding-bottom="0.249cm" fo:padding-left="0.374cm" fo:padding-right="0.374cm"/>
    </style:style>
    <style:style style:name="gr4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104cm" fo:min-width="0cm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0.104cm" fo:min-width="0cm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3cm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cm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.8cm"/>
    </style:style>
    <style:style style:name="gr9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6cm"/>
    </style:style>
    <style:style style:name="gr10" style:family="graphic" style:parent-style-name="standard">
      <style:graphic-properties svg:stroke-color="#000000" draw:fill="none" draw:textarea-horizontal-align="justify" draw:textarea-vertical-align="middle" draw:auto-grow-height="false" fo:min-height="2.15cm" fo:min-width="2.8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9cm"/>
    </style:style>
    <style:style style:name="gr13" style:family="graphic" style:parent-style-name="standard">
      <style:graphic-properties draw:stroke="solid" svg:stroke-color="#000000" draw:fill="none" draw:fill-color="#ffffff" fo:min-height="1.111cm"/>
    </style:style>
    <style:style style:name="gr14" style:family="graphic" style:parent-style-name="objectwithoutfill">
      <style:graphic-properties draw:stroke="dash" draw:stroke-dash="Ultrafine_20_Dashed" svg:stroke-width="0cm" draw:marker-start-width="0.215cm" draw:marker-end="Arrow" draw:marker-end-width="0.315cm" draw:fill="none" draw:textarea-vertical-align="middle" fo:padding-top="0.125cm" fo:padding-bottom="0.125cm" fo:padding-left="0.25cm" fo:padding-right="0.25cm"/>
    </style:style>
    <style:style style:name="P1" style:family="paragraph">
      <style:paragraph-properties fo:text-align="start"/>
    </style:style>
    <style:style style:name="P2" style:family="paragraph">
      <loext:graphic-properties draw:fill="none"/>
      <style:paragraph-properties fo:text-align="start"/>
      <style:text-properties fo:font-size="36pt" style:font-size-asian="36pt" style:font-size-complex="36pt"/>
    </style:style>
    <style:style style:name="P3" style:family="paragraph">
      <style:paragraph-properties fo:margin-left="0cm" fo:margin-right="0cm" fo:margin-top="0cm" fo:margin-bottom="0cm" fo:line-height="120%" fo:text-align="center" fo:text-indent="0cm"/>
    </style:style>
    <style:style style:name="P4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40pt" style:font-size-asian="40pt" style:font-size-complex="40pt"/>
    </style:style>
    <style:style style:name="P5" style:family="paragraph">
      <loext:graphic-properties draw:fill="none"/>
    </style:style>
    <style:style style:name="P6" style:family="paragraph">
      <loext:graphic-properties draw:fill="solid" draw:fill-color="#000000"/>
      <style:paragraph-properties fo:text-align="center"/>
    </style:style>
    <style:style style:name="P7" style:family="paragraph">
      <loext:graphic-properties draw:fill-color="#000000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/>
      <style:paragraph-properties fo:text-align="center"/>
      <style:text-properties fo:font-size="6pt" style:font-size-asian="6pt" style:font-size-complex="6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6pt" style:font-size-asian="6pt" style:font-size-complex="6pt"/>
    </style:style>
    <style:style style:name="T4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0cm" svg:height="27.7cm" svg:x="1cm" svg:y="1cm">
          <text:p text:style-name="P1"><text:span text:style-name="T1">Layer 0 Interface</text:span></text:p>
          <draw:enhanced-geometry svg:viewBox="0 0 21600 21600" draw:type="rectangle" draw:enhanced-path="M 0 0 L 21600 0 21600 21600 0 21600 0 0 Z N"/>
        </draw:custom-shape>
        <draw:g xml:id="id2" draw:id="id2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4" draw:layer="layout" svg:width="5.549cm" svg:height="4.74cm" svg:x="19.517cm" svg:y="12.302cm">
            <draw:text-box>
              <text:p text:style-name="P3"><text:span text:style-name="T2">Atom</text:span></text:p>
            </draw:text-box>
          </draw:frame>
          <draw:polygon draw:style-name="gr3" draw:text-style-name="P5" draw:layer="layout" svg:width="9.721cm" svg:height="7.479cm" svg:x="17.189cm" svg:y="9.6cm" svg:viewBox="0 0 9722 7480" draw:points="0,7480 9722,7480 4858,0">
            <text:p/>
          </draw:polygon>
          <draw:custom-shape draw:style-name="gr4" draw:text-style-name="P6" draw:layer="layout" svg:width="0.486cm" svg:height="0.5cm" svg:x="16.8cm" svg:y="16.9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7" draw:layer="layout" svg:width="0.486cm" svg:height="0.5cm" svg:x="26.814cm" svg:y="16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7" draw:layer="layout" svg:width="0.486cm" svg:height="0.5cm" svg:x="21.807cm" svg:y="9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1" draw:id="id1">
          <draw:g>
            <draw:custom-shape draw:style-name="gr6" draw:text-style-name="P9" draw:layer="layout" svg:width="0.8cm" svg:height="0.3cm" svg:x="10.6cm" svg:y="16.7cm">
              <text:p text:style-name="P8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9" draw:layer="layout" svg:width="2.5cm" svg:height="0.3cm" svg:x="11.4cm" svg:y="16.698cm">
              <text:p text:style-name="P8"><text:span text:style-name="T3">SineGenerato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9" draw:layer="layout" svg:width="3.3cm" svg:height="0.3cm" svg:x="10.6cm" svg:y="17cm">
              <text:p text:style-name="P8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9" draw:text-style-name="P9" draw:layer="layout" svg:width="1.1cm" svg:height="0.3cm" svg:x="12.8cm" svg:y="17.6cm">
                <text:p text:style-name="P8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0.6cm" svg:y="17.6cm">
                <text:p text:style-name="P8"><text:span text:style-name="T3">Amplitude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1.7cm" svg:y="17.6cm">
                <text:p text:style-name="P8"><text:span text:style-name="T3">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9" draw:text-style-name="P9" draw:layer="layout" svg:width="1.1cm" svg:height="0.3cm" svg:x="12.8cm" svg:y="17.3cm">
                <text:p text:style-name="P8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0.6cm" svg:y="17.3cm">
                <text:p text:style-name="P8"><text:span text:style-name="T3">Frequency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1.7cm" svg:y="17.3cm">
                <text:p text:style-name="P8"><text:span text:style-name="T3">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9" draw:text-style-name="P9" draw:layer="layout" svg:width="1.1cm" svg:height="0.3cm" svg:x="12.8cm" svg:y="17.9cm">
                <text:p text:style-name="P8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0.6cm" svg:y="17.9cm">
                <text:p text:style-name="P8"><text:span text:style-name="T3">Phase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1.7cm" svg:y="17.9cm">
                <text:p text:style-name="P8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9" draw:text-style-name="P9" draw:layer="layout" svg:width="1.1cm" svg:height="0.3cm" svg:x="12.8cm" svg:y="18.2cm">
                <text:p text:style-name="P8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0.6cm" svg:y="18.2cm">
                <text:p text:style-name="P8"><text:span text:style-name="T3">XShift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1.7cm" svg:y="18.2cm">
                <text:p text:style-name="P8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9" draw:text-style-name="P9" draw:layer="layout" svg:width="1.1cm" svg:height="0.3cm" svg:x="12.8cm" svg:y="18.5cm">
                <text:p text:style-name="P8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0.6cm" svg:y="18.5cm">
                <text:p text:style-name="P8"><text:span text:style-name="T3">YShift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1.7cm" svg:y="18.5cm">
                <text:p text:style-name="P8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9" draw:text-style-name="P9" draw:layer="layout" svg:width="1.1cm" svg:height="0.3cm" svg:x="12.8cm" svg:y="18.8cm">
                <text:p text:style-name="P8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0.6cm" svg:y="18.8cm">
                <text:p text:style-name="P8"><text:span text:style-name="T3">Step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1.7cm" svg:y="18.8cm">
                <text:p text:style-name="P8"><text:span text:style-name="T3">1</text:span></text:p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10" draw:text-style-name="P9" draw:layer="layout" svg:width="3.3cm" svg:height="2.4cm" svg:x="10.6cm" svg:y="16.7cm">
            <text:p/>
            <draw:enhanced-geometry svg:viewBox="0 0 21600 21600" draw:type="rectangle" draw:enhanced-path="M 0 0 L 21600 0 21600 21600 0 21600 0 0 Z N"/>
          </draw:custom-shape>
        </draw:g>
        <draw:connector draw:style-name="gr11" draw:text-style-name="P10" draw:layer="layout" draw:type="line" svg:x1="13.9cm" svg:y1="17.899cm" svg:x2="17.001cm" svg:y2="17.199cm" draw:start-shape="id1" draw:end-shape="id2" draw:end-glue-point="6" svg:d="M13900 17899l3101-700" svg:viewBox="0 0 3102 701">
          <text:p/>
        </draw:connector>
        <draw:g xml:id="id4" draw:id="id4">
          <draw:g>
            <draw:custom-shape draw:style-name="gr6" draw:text-style-name="P9" draw:layer="layout" svg:width="0.8cm" svg:height="0.3cm" svg:x="17.3cm" svg:y="20.802cm">
              <text:p text:style-name="P8"><text:span text:style-name="T3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9" draw:layer="layout" svg:width="2.5cm" svg:height="0.3cm" svg:x="18.1cm" svg:y="20.8cm">
              <text:p text:style-name="P8"><text:span text:style-name="T3">Paus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6" draw:text-style-name="P9" draw:layer="layout" svg:width="0.8cm" svg:height="0.3cm" svg:x="17.3cm" svg:y="21.102cm">
              <text:p text:style-name="P8"><text:span text:style-name="T3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9" draw:layer="layout" svg:width="2.5cm" svg:height="0.3cm" svg:x="18.1cm" svg:y="21.1cm">
              <text:p text:style-name="P8"><text:span text:style-name="T3">Paus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8" draw:text-style-name="P9" draw:layer="layout" svg:width="3.3cm" svg:height="0.3cm" svg:x="17.3cm" svg:y="21.402cm">
              <text:p text:style-name="P8"><text:span text:style-name="T3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9" draw:text-style-name="P9" draw:layer="layout" svg:width="1.1cm" svg:height="0.3cm" svg:x="19.5cm" svg:y="22.002cm">
                <text:p text:style-name="P8"><text:span text:style-name="T3">Boolea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2" draw:text-style-name="P9" draw:layer="layout" svg:width="1.4cm" svg:height="0.3cm" svg:x="17.3cm" svg:y="22.002cm">
                <text:p text:style-name="P8"><text:span text:style-name="T3">ConstantRat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6" draw:text-style-name="P9" draw:layer="layout" svg:width="0.8cm" svg:height="0.3cm" svg:x="18.7cm" svg:y="22.002cm">
                <text:p text:style-name="P8"><text:span text:style-name="T3">tru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9" draw:text-style-name="P9" draw:layer="layout" svg:width="1.1cm" svg:height="0.3cm" svg:x="19.5cm" svg:y="21.702cm">
                <text:p text:style-name="P8"><text:span text:style-name="T3">Doubl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2" draw:text-style-name="P9" draw:layer="layout" svg:width="1.4cm" svg:height="0.3cm" svg:x="17.3cm" svg:y="21.702cm">
                <text:p text:style-name="P8"><text:span text:style-name="T3">Paus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6" draw:text-style-name="P9" draw:layer="layout" svg:width="0.8cm" svg:height="0.3cm" svg:x="18.7cm" svg:y="21.702cm">
                <text:p text:style-name="P8"><text:span text:style-name="T3">50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ustom-shape draw:style-name="gr5" draw:text-style-name="P7" xml:id="id3" draw:id="id3" draw:layer="layout" svg:width="0.5cm" svg:height="0.5cm" svg:x="15.7cm" svg:y="19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0" draw:layer="layout" draw:type="line" svg:x1="15.95cm" svg:y1="19.1cm" svg:x2="17.001cm" svg:y2="17.199cm" draw:start-shape="id3" draw:start-glue-point="4" draw:end-shape="id2" draw:end-glue-point="6" svg:d="M15950 19100l1051-1901" svg:viewBox="0 0 1052 1902">
          <text:p/>
        </draw:connector>
        <draw:connector draw:style-name="gr11" draw:text-style-name="P10" draw:layer="layout" draw:type="line" svg:x1="17.3cm" svg:y1="21.551cm" svg:x2="16.2cm" svg:y2="19.35cm" draw:start-shape="id4" draw:end-shape="id3" draw:end-glue-point="10" svg:d="M17300 21551l-1100-2201" svg:viewBox="0 0 1101 2202">
          <text:p/>
        </draw:connector>
        <draw:frame draw:style-name="gr13" draw:text-style-name="P11" draw:layer="layout" svg:width="5.7cm" svg:height="1.361cm" svg:x="4.1cm" svg:y="6.3cm">
          <draw:text-box>
            <text:p text:style-name="P1"><text:span text:style-name="T4">Test of forward/reverse links</text:span></text:p>
          </draw:text-box>
        </draw:frame>
        <draw:g xml:id="id7" draw:id="id7">
          <draw:g>
            <draw:custom-shape draw:style-name="gr6" draw:text-style-name="P9" draw:layer="layout" svg:width="0.8cm" svg:height="0.3cm" svg:x="29.7cm" svg:y="16.002cm">
              <text:p text:style-name="P8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9" draw:layer="layout" svg:width="2.5cm" svg:height="0.3cm" svg:x="30.5cm" svg:y="16cm">
              <text:p text:style-name="P8"><text:span text:style-name="T3">One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6" draw:text-style-name="P9" draw:layer="layout" svg:width="0.8cm" svg:height="0.3cm" svg:x="29.7cm" svg:y="16.302cm">
              <text:p text:style-name="P8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9" draw:layer="layout" svg:width="2.5cm" svg:height="0.3cm" svg:x="30.5cm" svg:y="16.3cm">
              <text:p text:style-name="P8"><text:span text:style-name="T3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9" draw:layer="layout" svg:width="3.3cm" svg:height="0.3cm" svg:x="29.7cm" svg:y="16.602cm">
              <text:p text:style-name="P8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9" draw:text-style-name="P9" draw:layer="layout" svg:width="1.1cm" svg:height="0.3cm" svg:x="31.9cm" svg:y="16.902cm">
                <text:p text:style-name="P8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29.7cm" svg:y="16.902cm">
                <text:p text:style-name="P8"><text:span text:style-name="T3">Constant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30.8cm" svg:y="16.902cm">
                <text:p text:style-name="P8"><text:span text:style-name="T3">2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ustom-shape draw:style-name="gr5" draw:text-style-name="P7" xml:id="id6" draw:id="id6" draw:layer="layout" svg:width="0.5cm" svg:height="0.5cm" svg:x="28.2cm" svg:y="19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0" draw:layer="layout" draw:type="line" svg:x1="30.6cm" svg:y1="19.099cm" svg:x2="28.7cm" svg:y2="19.35cm" draw:start-shape="id5" draw:start-glue-point="3" draw:end-shape="id6" draw:end-glue-point="10" svg:d="M30600 19099l-1900 251" svg:viewBox="0 0 1901 252">
          <text:p/>
        </draw:connector>
        <draw:connector draw:style-name="gr11" draw:text-style-name="P10" draw:layer="layout" draw:type="line" svg:x1="29.7cm" svg:y1="16.601cm" svg:x2="27.098cm" svg:y2="17.198cm" draw:start-shape="id7" draw:start-glue-point="3" draw:end-shape="id2" draw:end-glue-point="4" svg:d="M29700 16601l-2602 597" svg:viewBox="0 0 2603 598">
          <text:p/>
        </draw:connector>
        <draw:g xml:id="id5" draw:id="id5">
          <draw:g>
            <draw:custom-shape draw:style-name="gr6" draw:text-style-name="P9" draw:layer="layout" svg:width="0.8cm" svg:height="0.3cm" svg:x="30.6cm" svg:y="18.5cm">
              <text:p text:style-name="P8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9" draw:layer="layout" svg:width="2.5cm" svg:height="0.3cm" svg:x="31.4cm" svg:y="18.498cm">
              <text:p text:style-name="P8"><text:span text:style-name="T3">Two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6" draw:text-style-name="P9" draw:layer="layout" svg:width="0.8cm" svg:height="0.3cm" svg:x="30.6cm" svg:y="18.8cm">
              <text:p text:style-name="P8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9" draw:layer="layout" svg:width="2.5cm" svg:height="0.3cm" svg:x="31.4cm" svg:y="18.798cm">
              <text:p text:style-name="P8"><text:span text:style-name="T3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9" draw:layer="layout" svg:width="3.3cm" svg:height="0.3cm" svg:x="30.6cm" svg:y="19.1cm">
              <text:p text:style-name="P8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9" draw:text-style-name="P9" draw:layer="layout" svg:width="1.1cm" svg:height="0.3cm" svg:x="32.8cm" svg:y="19.4cm">
                <text:p text:style-name="P8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30.6cm" svg:y="19.4cm">
                <text:p text:style-name="P8"><text:span text:style-name="T3">Constant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31.7cm" svg:y="19.4cm">
                <text:p text:style-name="P8"><text:span text:style-name="T3">2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1" draw:text-style-name="P10" draw:layer="layout" draw:type="line" svg:x1="27.098cm" svg:y1="17.198cm" svg:x2="28.273cm" svg:y2="19.173cm" draw:start-shape="id2" draw:start-glue-point="4" draw:end-shape="id6" draw:end-glue-point="5" svg:d="M27098 17198l1175 1975" svg:viewBox="0 0 1176 1976">
          <text:p/>
        </draw:connector>
        <draw:connector draw:style-name="gr14" draw:text-style-name="P9" draw:layer="layout" draw:type="curve" svg:x1="16.127cm" svg:y1="19.173cm" svg:x2="28.2cm" svg:y2="19.35cm" draw:start-shape="id3" draw:start-glue-point="11" draw:end-shape="id6" draw:end-glue-point="6" svg:d="M16127 19173c9111 0 3075 177 12073 177" svg:viewBox="0 0 12074 178">
          <text:p text:style-name="P8"><text:span text:style-name="T3">Reset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ConfigLayout">
        <svg:title>ConfigTitle</svg:title>
        <svg:desc>ConfigDesc</svg:desc>
      </draw:layer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3T16:39:10.252000000</meta:creation-date>
    <meta:generator>LibreOffice/5.1.4.2$Windows_x86 LibreOffice_project/f99d75f39f1c57ebdd7ffc5f42867c12031db97a</meta:generator>
    <dc:date>2017-03-23T16:09:03.895000000</dc:date>
    <meta:editing-duration>PT11H5M12S</meta:editing-duration>
    <meta:editing-cycles>53</meta:editing-cycles>
    <meta:document-statistic meta:object-count="91"/>
  </office:meta>
</office:document-meta>
</file>